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e09dc0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dash" draw:stroke-dash="Dashed_20__28_var_29__20_644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644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dash" draw:stroke-dash="Dashed_20__28_var_29__20_644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e09dc0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3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2.529cm" svg:height="1.719cm" svg:x="9.534cm" svg:y="14.185cm" svg:viewBox="0 0 2530 1720" draw:points="4,853 0,1720 1263,1717 2530,853 1259,0 4,864">
            <text:p/>
          </draw:polygon>
          <draw:polygon draw:style-name="gr2" draw:text-style-name="P2" draw:layer="layout" svg:width="1.264cm" svg:height="0.854cm" svg:x="10.796cm" svg:y="14.189cm" svg:viewBox="0 0 1265 855" draw:points="0,0 0,855 1265,855">
            <text:p/>
          </draw:polygon>
          <draw:line draw:style-name="gr3" draw:text-style-name="P3" draw:layer="layout" svg:x1="9.539cm" svg:y1="15.044cm" svg:x2="10.798cm" svg:y2="14.189cm">
            <text:p/>
          </draw:line>
          <draw:g>
            <draw:polygon draw:style-name="gr4" draw:text-style-name="P2" draw:layer="layout" svg:width="1.258cm" svg:height="0.858cm" svg:x="9.539cm" svg:y="15.046cm" svg:viewBox="0 0 1259 859" draw:points="0,0 0,859 1259,859">
              <text:p/>
            </draw:polygon>
            <draw:line draw:style-name="gr5" draw:text-style-name="P3" draw:layer="layout" svg:x1="9.539cm" svg:y1="15.905cm" svg:x2="10.798cm" svg:y2="15.046cm">
              <text:p/>
            </draw:line>
            <draw:line draw:style-name="gr3" draw:text-style-name="P3" draw:layer="layout" svg:x1="10.796cm" svg:y1="15.905cm" svg:x2="12.061cm" svg:y2="15.046cm">
              <text:p/>
            </draw:line>
          </draw:g>
          <draw:line draw:style-name="gr3" draw:text-style-name="P3" draw:layer="layout" svg:x1="10.796cm" svg:y1="14.189cm" svg:x2="12.061cm" svg:y2="15.04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447" draw:display-name="Dashed (var) 6447" draw:style="rect" draw:dots1="1" draw:dots1-length="0.009cm" draw:dots2="1" draw:dots2-length="0.009cm" draw:distance="0.009cm"/>
    <draw:stroke-dash draw:name="Dashed_20__28_var_29__20_6448" draw:display-name="Dashed (var) 6448" draw:style="rect" draw:dots1="1" draw:dots1-length="0.009cm" draw:dots2="1" draw:dots2-length="0.009cm" draw:distance="0.009cm"/>
    <draw:stroke-dash draw:name="Dashed_20__28_var_29__20_6449" draw:display-name="Dashed (var) 6449" draw:style="rect" draw:dots1="1" draw:dots1-length="0.009cm" draw:dots2="1" draw:dots2-length="0.009cm" draw:distance="0.00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0:48:34.394639989</meta:creation-date>
    <dc:date>2018-05-18T10:48:50.756149196</dc:date>
    <meta:editing-duration>PT16S</meta:editing-duration>
    <meta:editing-cycles>1</meta:editing-cycles>
    <meta:document-statistic meta:object-count="9"/>
    <meta:generator>LibreOffice/6.0.0.3$MacOSX_X86_64 LibreOffice_project/64a0f66915f38c6217de274f0aa8e15618924765</meta:generator>
  </office:meta>
</office:document-meta>
</file>